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5aac" officeooo:paragraph-rsid="00035aac"/>
    </style:style>
    <style:style style:name="P2" style:family="paragraph" style:parent-style-name="Standard">
      <style:text-properties style:text-underline-style="solid" style:text-underline-width="auto" style:text-underline-color="font-color" officeooo:rsid="00035aac" officeooo:paragraph-rsid="00035aac"/>
    </style:style>
    <style:style style:name="P3" style:family="paragraph" style:parent-style-name="Standard">
      <style:text-properties style:text-underline-style="none" officeooo:rsid="00035aac" officeooo:paragraph-rsid="00035aac"/>
    </style:style>
    <style:style style:name="P4" style:family="paragraph" style:parent-style-name="Standard">
      <style:text-properties style:text-underline-style="none" officeooo:rsid="00035aac" officeooo:paragraph-rsid="000890bc"/>
    </style:style>
    <style:style style:name="P5" style:family="paragraph" style:parent-style-name="Standard">
      <style:text-properties style:text-underline-style="none" officeooo:rsid="00044d03" officeooo:paragraph-rsid="00044d03"/>
    </style:style>
    <style:style style:name="P6" style:family="paragraph" style:parent-style-name="Standard">
      <style:text-properties style:text-underline-style="none" officeooo:rsid="00044d03" officeooo:paragraph-rsid="000890bc"/>
    </style:style>
    <style:style style:name="P7" style:family="paragraph" style:parent-style-name="Standard">
      <style:text-properties style:text-underline-style="none" fo:font-weight="bold" officeooo:rsid="00054cbc" officeooo:paragraph-rsid="00054cbc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54cbc" officeooo:paragraph-rsid="000890bc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035aac" officeooo:paragraph-rsid="000890bc" style:font-weight-asian="bold" style:font-weight-complex="bold"/>
    </style:style>
    <style:style style:name="P10" style:family="paragraph" style:parent-style-name="Standard">
      <style:text-properties officeooo:paragraph-rsid="000890bc"/>
    </style:style>
    <style:style style:name="P11" style:family="paragraph" style:parent-style-name="Standard">
      <style:text-properties officeooo:paragraph-rsid="00054cbc"/>
    </style:style>
    <style:style style:name="T1" style:family="text">
      <style:text-properties officeooo:rsid="00035aa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5aac" style:font-weight-asian="bold" style:font-weight-complex="bold"/>
    </style:style>
    <style:style style:name="T4" style:family="text">
      <style:text-properties officeooo:rsid="00054cbc"/>
    </style:style>
    <style:style style:name="T5" style:family="text">
      <style:text-properties officeooo:rsid="00069673"/>
    </style:style>
    <style:style style:name="T6" style:family="text">
      <style:text-properties officeooo:rsid="000890bc"/>
    </style:style>
    <style:style style:name="T7" style:family="text">
      <style:text-properties fo:font-weight="normal" officeooo:rsid="000890bc" style:font-weight-asian="normal" style:font-weight-complex="normal"/>
    </style:style>
    <style:style style:name="T8" style:family="text">
      <style:text-properties fo:font-weight="normal" officeooo:rsid="0006967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losario</text:p>
      <text:p text:style-name="P3"/>
      <text:p text:style-name="P6"><text:span text:style-name="T2">Categoría:</text:span> <text:span text:style-name="T4">Clasificación <text:s/>de una Sucursal según los servicios que presta.</text:span></text:p>
      <text:p text:style-name="P5"/>
      <text:p text:style-name="P5"><text:span text:style-name="T2">Empresario:</text:span> Representante legal de una sucursal.</text:p>
      <text:p text:style-name="P5"/>
      <text:p text:style-name="P8">Empresa: <text:span text:style-name="T7">Organización que desarrolla una actividad turística</text:span></text:p>
      <text:p text:style-name="P8"/>
      <text:p text:style-name="P9"><text:span text:style-name="T6">Itinerario:</text:span><text:span text:style-name="T7"> Conjunto de Lugares y/o Servicios </text:span><text:span text:style-name="T8">ordenados y</text:span><text:span text:style-name="T7"> definidos por un usuario.</text:span></text:p>
      <text:p text:style-name="P5"/>
      <text:p text:style-name="P4"><text:span text:style-name="T2">Mapa Temático:</text:span> Mapa físico de la provincia que incluye iconos de lugares y servicios.</text:p>
      <text:p text:style-name="P5"/>
      <text:p text:style-name="P6"><text:span text:style-name="T2">Punto de interés:</text:span> <text:span text:style-name="T4">Ubicación especifica en el mapa. </text:span></text:p>
      <text:p text:style-name="P5"/>
      <text:p text:style-name="P10"><text:span text:style-name="T3">Ruta:</text:span><text:span text:style-name="T1"> Secuencia de puntos que describe la mejor trayectoria entre dos lugares.</text:span></text:p>
      <text:p text:style-name="P6"/>
      <text:p text:style-name="P5"><text:span text:style-name="T2">Servicio:</text:span> Función(es) que desarrolla una sucursal.</text:p>
      <text:p text:style-name="P5"/>
      <text:p text:style-name="P7">Sucursal: <text:span text:style-name="T7">Lugar turístico de una Empresa</text:span></text:p>
      <text:p text:style-name="P1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6:31:53.832227727</meta:creation-date>
    <meta:editing-duration>PT15M54S</meta:editing-duration>
    <meta:editing-cycles>7</meta:editing-cycles>
    <meta:generator>LibreOffice/4.3.3.2$Linux_X86_64 LibreOffice_project/430m0$Build-2</meta:generator>
    <dc:date>2016-11-08T16:47:48.340017438</dc:date>
    <meta:document-statistic meta:table-count="0" meta:image-count="0" meta:object-count="0" meta:page-count="1" meta:paragraph-count="10" meta:word-count="82" meta:character-count="576" meta:non-whitespace-character-count="502"/>
  </office:meta>
</office:document-meta>
</file>